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5.73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 table:number-columns-repeated="44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 table:number-columns-repeated="44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4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/>
          <table:table-cell table:style-name="ce82"/>
          <table:table-cell table:style-name="ce90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 table:number-columns-repeated="44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87" calcext:value-type="float">
            <text:p>87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10" calcext:value-type="float">
            <text:p>10</text:p>
          </table:table-cell>
          <table:table-cell table:style-name="ce1" table:number-columns-repeated="44"/>
        </table:table-row>
        <table:table-row table:style-name="ro6" table:number-rows-repeated="7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 style:data-style-name="N2" text:time-value="08:31:31.11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23</meta:editing-cycles>
    <meta:editing-duration>PT2H59S</meta:editing-duration>
    <dc:date>2021-04-22T08:31:52.093000000</dc:date>
    <meta:document-statistic meta:table-count="1" meta:cell-count="571" meta:object-count="0"/>
  </office:meta>
</office:document-meta>
</file>